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BlinkMacSystemFont, 'Segoe UI', 'Noto Sans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e6edf3" style:font-name="apple-system" fo:font-size="12pt" fo:letter-spacing="normal" fo:language="en" fo:country="US" fo:font-style="normal" fo:font-weight="normal"/>
    </style:style>
    <text:list-style style:name="L1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)</text:span></text:p>
      <text:p text:style-name="P2">Создаем файл «домашние животные»</text:p>
      <text:p text:style-name="Standard">majestic@gb-linux:~$ cat &gt; home_animals</text:p>
      <text:p text:style-name="Standard">dogs,cats,hamster</text:p>
      <text:p text:style-name="P2">Создаем файл «вьючные животные»</text:p>
      <text:p text:style-name="Standard">majestic@gb-linux:~$ cat &gt; pack_animal</text:p>
      <text:p text:style-name="Standard">Horses,camel,donkey</text:p>
      <text:p text:style-name="P2">Объединяем в один файл, назовём его «животные»</text:p>
      <text:p text:style-name="Standard">majestic@gb-linux:~$ cat home_animals pack_animal &gt; animals</text:p>
      <text:p text:style-name="P2">Просмотрим содержимое</text:p>
      <text:p text:style-name="Standard">majestic@gb-linux:~$ cat animals</text:p>
      <text:p text:style-name="P2">Переименуем файл в «друзья человека»</text:p>
      <text:p text:style-name="P2">majestic@gb-linux:~$ mv animals people_friends</text:p>
      <text:p text:style-name="P1"/>
      <text:p text:style-name="P1">2)</text:p>
      <text:p text:style-name="P2">Создаём новую директорию</text:p>
      <text:p text:style-name="P2">majestic@gb-linux:~$ mkdir homework</text:p>
      <text:p text:style-name="P2">Перемещаем файл в новую директорию</text:p>
      <text:p text:style-name="P2">majestic@gb-linux:~$ mv people_friends ~/homework</text:p>
      <text:p text:style-name="P2"/>
      <text:p text:style-name="Standard"><text:span text:style-name="T1">3)</text:span>Подключить дополнительный репозиторий MySQL. Установить любой пакет из этого репозитория. </text:p>
      <text:p text:style-name="Standard"><text:span text:style-name="T1"><text:line-break/>majestic@gb-linux:~$ sudo wget </text:span><text:a xlink:type="simple" xlink:href="https://dev.mysql.com/get/mysql-apt-config_0.8.23-1_all.deb" text:style-name="Internet_20_link" text:visited-style-name="Visited_20_Internet_20_Link">https://dev.mysql.com/get/mysql-apt-config_0.8.23-1_all.deb</text:a></text:p>
      <text:p text:style-name="Standard"><text:span text:style-name="T1"/></text:p>
      <text:p text:style-name="Standard"><text:span text:style-name="T1">4)Установить и удалить deb-пакет с помощью dpkg</text:span></text:p>
      <text:p text:style-name="Standard"><text:span text:style-name="T1">majestic@gb-linux:~$ sudo dpkg -i mysql-apt-config_0.8.23-1_all.deb</text:span></text:p>
      <text:p text:style-name="Standard"><text:span text:style-name="T1">majestic@gb-linux:~$ sudo apt-get update<text:line-break/>majestic@gb-linux:~$ sudo apt-get install mysql-server</text:span></text:p>
      <text:p text:style-name="Standard"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BlinkMacSystemFont, 'Segoe UI', 'Noto Sans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32S</meta:editing-duration>
    <meta:editing-cycles>3</meta:editing-cycles>
    <meta:generator>OpenOffice/4.1.14$Win32 OpenOffice.org_project/4114m1$Build-9811</meta:generator>
    <dc:date>2024-02-07T14:49:04.01</dc:date>
    <meta:document-statistic meta:table-count="0" meta:image-count="0" meta:object-count="0" meta:page-count="1" meta:paragraph-count="23" meta:word-count="97" meta:character-count="954"/>
    <meta:user-defined meta:name="Info 1"/>
    <meta:user-defined meta:name="Info 2"/>
    <meta:user-defined meta:name="Info 3"/>
    <meta:user-defined meta:name="Info 4"/>
  </office:meta>
</office:document-meta>
</file>